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Arial" style:font-family-generic="swiss" style:font-pitch="variable" fo:font-size="10pt" style:font-family-asian="Mathematica1" style:font-style-name-asian="Regular" style:font-charset-asian="x-symbol" style:font-size-asian="10pt" style:font-family-complex="Mathematica1" style:font-style-name-complex="Regular" style:font-charset-complex="x-symbol" style:font-size-complex="10pt"/>
    </style:style>
    <style:style style:name="T3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style:style style:name="T4" style:family="text">
      <style:text-properties fo:font-family="Arial" style:font-family-generic="swiss" style:font-pitch="variable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style:style style:name="T5" style:family="text">
      <style:text-properties fo:font-size="9pt" fo:font-style="normal" style:font-size-asian="9pt" style:font-style-asian="normal" style:font-size-complex="9pt" style:font-style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family="Arial" style:font-style-name="Standard" style:font-family-generic="swiss" fo:font-size="10pt" fo:font-weight="normal" style:font-family-asian="Arial" style:font-style-name-asian="Standard" style:font-family-generic-asian="swiss" style:font-size-asian="10pt" style:font-weight-asian="normal" style:font-family-complex="Arial" style:font-style-name-complex="Standard" style:font-family-generic-complex="swiss" style:font-size-complex="10pt" style:font-weight-complex="normal"/>
    </style:style>
    <style:style style:name="T9" style:family="text">
      <style:text-properties fo:font-family="Symbol" style:font-style-name="Standard" style:font-charset="x-symbol" fo:font-size="9pt" style:font-family-asian="Symbol" style:font-style-name-asian="Standard" style:font-charset-asian="x-symbol" style:font-size-asian="9pt" style:font-family-complex="Symbol" style:font-style-name-complex="Standard" style:font-charset-complex="x-symbol" style:font-size-complex="9pt"/>
    </style:style>
    <style:style style:name="T10" style:family="text">
      <style:text-properties fo:font-family="Mathematica1" style:font-style-name="Regular" style:font-charset="x-symbol" fo:font-size="9pt" style:font-family-asian="Mathematica1" style:font-style-name-asian="Regular" style:font-charset-asian="x-symbol" style:font-size-asian="9pt" style:font-family-complex="Mathematica1" style:font-style-name-complex="Regular" style:font-charset-complex="x-symbol" style:font-size-complex="9pt"/>
    </style:style>
    <style:style style:name="T11" style:family="text">
      <style:text-properties fo:font-family="Arial" style:font-family-generic="swiss" style:font-pitch="variable" fo:font-size="9pt" style:font-family-asian="Mathematica1" style:font-style-name-asian="Regular" style:font-charset-asian="x-symbol" style:font-size-asian="9pt" style:font-family-complex="Mathematica1" style:font-style-name-complex="Regular" style:font-charset-complex="x-symbol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xml:id="id1" draw:id="id1" draw:layer="layout" svg:width="2.127cm" svg:height="1.27cm" svg:x="3.559cm" svg:y="1.839cm" draw:corner-radius="0.64cm">
            <text:p text:style-name="P1"><text:span text:style-name="T1">Start </text:span></text:p>
            <text:p text:style-name="P1"><text:span text:style-name="T1">Menge</text:span></text:p>
          </draw:rect>
          <draw:circle draw:style-name="gr2" draw:text-style-name="P3" xml:id="id3" draw:id="id3" draw:layer="layout" svg:width="0.29cm" svg:height="0.29cm" svg:x="4.477cm" svg:y="11.326cm">
            <text:p/>
          </draw:circle>
          <draw:connector draw:style-name="gr3" draw:text-style-name="P1" draw:layer="layout" svg:x1="4.622cm" svg:y1="3.109cm" svg:x2="4.622cm" svg:y2="3.95cm" draw:start-shape="id1" draw:start-glue-point="2" draw:end-shape="id2" draw:end-glue-point="0" svg:d="M4622 3109v841">
            <text:p/>
          </draw:connector>
          <draw:connector draw:style-name="gr3" draw:text-style-name="P1" draw:layer="layout" svg:x1="4.622cm" svg:y1="11.616cm" svg:x2="4.622cm" svg:y2="12.456cm" draw:start-shape="id3" draw:start-glue-point="2" draw:end-shape="id4" draw:end-glue-point="0" svg:d="M4622 11616v840">
            <text:p/>
          </draw:connector>
          <draw:rect draw:style-name="gr1" draw:text-style-name="P2" xml:id="id4" draw:id="id4" draw:layer="layout" svg:width="2.127cm" svg:height="1.27cm" svg:x="3.559cm" svg:y="12.456cm" draw:corner-radius="0.64cm">
            <text:p text:style-name="P1"><text:span text:style-name="T1">Ende </text:span></text:p>
            <text:p text:style-name="P1"><text:span text:style-name="T1">Menge</text:span></text:p>
          </draw:rect>
          <draw:connector draw:style-name="gr3" draw:text-style-name="P1" draw:layer="layout" svg:x1="4.477cm" svg:y1="4.095cm" svg:x2="3.029cm" svg:y2="8.412cm" draw:start-shape="id2" draw:start-glue-point="3" draw:end-shape="id5" draw:end-glue-point="0" svg:d="M4477 4095h-1448v4317">
            <text:p/>
          </draw:connector>
          <draw:custom-shape draw:style-name="gr4" draw:text-style-name="P2" xml:id="id11" draw:id="id11" draw:layer="layout" svg:width="1.712cm" svg:height="0.942cm" svg:x="2.173cm" svg:y="9.543cm">
            <text:p text:style-name="P1"><text:span text:style-name="T1">Explizite</text:span></text:p>
            <text:p text:style-name="P1"><text:span text:style-name="T1">Meng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5" draw:text-style-name="P3" xml:id="id2" draw:id="id2" draw:layer="layout" svg:width="0.29cm" svg:height="0.29cm" svg:x="4.477cm" svg:y="3.95cm">
            <text:p/>
          </draw:circle>
          <draw:connector draw:style-name="gr3" draw:text-style-name="P1" draw:layer="layout" svg:x1="4.767cm" svg:y1="4.095cm" svg:x2="5.485cm" svg:y2="5.081cm" draw:start-shape="id2" draw:start-glue-point="1" draw:end-shape="id6" draw:end-glue-point="0" svg:d="M4767 4095h718v986">
            <text:p/>
          </draw:connector>
          <draw:g xml:id="id6" draw:id="id6">
            <draw:connector draw:style-name="gr3" draw:text-style-name="P1" draw:layer="layout" svg:x1="5.503cm" svg:y1="6.023cm" svg:x2="5.463cm" svg:y2="6.864cm" draw:start-shape="id7" draw:start-glue-point="6" draw:end-shape="id8" draw:end-glue-point="4" svg:d="M5503 6023v421h-40v420">
              <text:p/>
            </draw:connector>
            <draw:custom-shape draw:style-name="gr4" draw:text-style-name="P2" xml:id="id7" draw:id="id7" draw:layer="layout" svg:width="1.712cm" svg:height="0.942cm" svg:x="4.647cm" svg:y="5.081cm">
              <text:p text:style-name="P1"><text:span text:style-name="T1">Symbol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2" xml:id="id8" draw:id="id8" draw:layer="layout" svg:width="0.756cm" svg:height="0.709cm" svg:x="5.085cm" svg:y="6.864cm">
              <text:p text:style-name="P1"><text:span text:style-name="T1">„</text:span><text:span text:style-name="T1">=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3" draw:text-style-name="P1" draw:layer="layout" svg:x1="5.463cm" svg:y1="7.573cm" svg:x2="5.47cm" svg:y2="8.412cm" draw:start-shape="id8" draw:start-glue-point="6" draw:end-shape="id9" draw:end-glue-point="0" svg:d="M5463 7573v420h7v419">
              <text:p/>
            </draw:connector>
            <draw:custom-shape draw:style-name="gr4" draw:text-style-name="P2" xml:id="id10" draw:id="id10" draw:layer="layout" svg:width="1.712cm" svg:height="0.942cm" svg:x="4.612cm" svg:y="9.543cm">
              <text:p text:style-name="P1"><text:span text:style-name="T1">Operation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3" draw:text-style-name="P1" draw:layer="layout" svg:x1="5.47cm" svg:y1="8.702cm" svg:x2="5.468cm" svg:y2="9.543cm" draw:start-shape="id9" draw:start-glue-point="2" draw:end-shape="id10" draw:end-glue-point="4" svg:d="M5470 8702v421h-2v420">
              <text:p/>
            </draw:connector>
            <draw:circle draw:style-name="gr6" draw:text-style-name="P3" xml:id="id9" draw:id="id9" draw:layer="layout" svg:width="0.29cm" svg:height="0.29cm" svg:x="5.325cm" svg:y="8.412cm">
              <text:p/>
            </draw:circle>
          </draw:g>
          <draw:circle draw:style-name="gr7" draw:text-style-name="P3" xml:id="id5" draw:id="id5" draw:layer="layout" svg:width="0.29cm" svg:height="0.29cm" svg:x="2.884cm" svg:y="8.412cm">
            <text:p/>
          </draw:circle>
          <draw:connector draw:style-name="gr3" draw:text-style-name="P1" draw:layer="layout" svg:x1="5.325cm" svg:y1="8.557cm" svg:x2="3.174cm" svg:y2="8.557cm" draw:start-shape="id9" draw:start-glue-point="3" draw:end-shape="id5" draw:end-glue-point="1" svg:d="M5325 8557h-2151">
            <text:p/>
          </draw:connector>
          <draw:connector draw:style-name="gr3" draw:text-style-name="P1" draw:layer="layout" svg:x1="3.029cm" svg:y1="8.702cm" svg:x2="3.029cm" svg:y2="9.543cm" draw:start-shape="id5" draw:start-glue-point="2" draw:end-shape="id11" draw:end-glue-point="4" svg:d="M3029 8702v841">
            <text:p/>
          </draw:connector>
          <draw:connector draw:style-name="gr3" draw:text-style-name="P1" draw:layer="layout" svg:x1="5.468cm" svg:y1="10.485cm" svg:x2="4.767cm" svg:y2="11.471cm" draw:start-shape="id10" draw:start-glue-point="6" draw:end-shape="id3" draw:end-glue-point="1" svg:d="M5468 10485v986h-701">
            <text:p/>
          </draw:connector>
          <draw:connector draw:style-name="gr3" draw:text-style-name="P1" draw:layer="layout" svg:x1="3.029cm" svg:y1="10.485cm" svg:x2="4.477cm" svg:y2="11.471cm" draw:start-shape="id11" draw:start-glue-point="6" draw:end-shape="id3" draw:end-glue-point="3" svg:d="M3029 10485v986h1448">
            <text:p/>
          </draw:connector>
        </draw:g>
      </draw:page>
      <draw:page draw:name="page2" draw:style-name="dp1" draw:master-page-name="Standard">
        <draw:connector draw:style-name="gr3" draw:text-style-name="P1" draw:layer="layout" svg:x1="9.607cm" svg:y1="3.109cm" svg:x2="9.608cm" svg:y2="3.856cm" draw:start-shape="id12" draw:start-glue-point="2" draw:end-shape="id13" draw:end-glue-point="4" svg:d="M9607 3109v373h1v374">
          <text:p/>
        </draw:connector>
        <draw:rect draw:style-name="gr1" draw:text-style-name="P2" xml:id="id12" draw:id="id12" draw:layer="layout" svg:width="2.689cm" svg:height="1.27cm" svg:x="8.263cm" svg:y="1.839cm" draw:corner-radius="0.64cm">
          <text:p text:style-name="P1"><text:span text:style-name="T1">Start </text:span></text:p>
          <text:p text:style-name="P1"><text:span text:style-name="T1">demaskiere </text:span></text:p>
          <text:p text:style-name="P1"><text:span text:style-name="T1">Symbol</text:span></text:p>
        </draw:rect>
        <draw:rect draw:style-name="gr1" draw:text-style-name="P2" xml:id="id19" draw:id="id19" draw:layer="layout" svg:width="2.689cm" svg:height="1.27cm" svg:x="8.939cm" svg:y="17.082cm" draw:corner-radius="0.64cm">
          <text:p text:style-name="P1"><text:span text:style-name="T1">Ende </text:span></text:p>
          <text:p text:style-name="P1"><text:span text:style-name="T1">Maskiertes</text:span></text:p>
          <text:p text:style-name="P1"><text:span text:style-name="T1">Symbol</text:span></text:p>
        </draw:rect>
        <draw:custom-shape draw:style-name="gr4" draw:text-style-name="P2" xml:id="id13" draw:id="id13" draw:layer="layout" svg:width="1.995cm" svg:height="0.709cm" svg:x="8.61cm" svg:y="3.856cm">
          <text:p text:style-name="P1"><text:span text:style-name="T2">X</text:span><text:span text:style-name="T3">≡</text:span><text:span text:style-name="T4">Symbol</text:span><text:span text:style-name="T2">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988cm" svg:y1="6.729cm" svg:x2="6.238cm" svg:y2="13.856cm" draw:start-shape="id14" draw:start-glue-point="5" draw:end-shape="id15" draw:end-glue-point="4" svg:d="M6988 6729h-750v7127">
          <text:p/>
        </draw:connector>
        <draw:custom-shape draw:style-name="gr8" draw:text-style-name="P2" xml:id="id14" draw:id="id14" draw:layer="layout" svg:width="5.239cm" svg:height="2.673cm" svg:x="6.988cm" svg:y="5.392cm">
          <text:p text:style-name="P1"><text:span text:style-name="T5">Ist</text:span></text:p>
          <text:p text:style-name="P1"><text:span text:style-name="T5">X = „/“YZ und</text:span></text:p>
          <text:p text:style-name="P1"><text:span text:style-name="T5">(Y = “,“ oder</text:span></text:p>
          <text:p text:style-name="P1"><text:span text:style-name="T5">Y = „{„ oder</text:span></text:p>
          <text:p text:style-name="P1"><text:span text:style-name="T5">Y =“}“ oder</text:span></text:p>
          <text:p text:style-name="P1"><text:span text:style-name="T5">Y = „/“) <text:s/>u</text:span><text:span text:style-name="T1">nd <text:s/>ist </text:span></text:p>
          <text:p text:style-name="P1"><text:span text:style-name="T1">Z ein Symbol?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1" draw:layer="layout" svg:x1="9.608cm" svg:y1="4.565cm" svg:x2="9.608cm" svg:y2="5.392cm" draw:start-shape="id13" draw:start-glue-point="6" draw:end-shape="id14" draw:end-glue-point="4" svg:d="M9608 4565v827">
          <text:p/>
        </draw:connector>
        <draw:connector draw:style-name="gr3" draw:text-style-name="P1" draw:layer="layout" svg:x1="12.227cm" svg:y1="6.729cm" svg:x2="9.478cm" svg:y2="9.786cm" draw:start-shape="id14" draw:start-glue-point="7" draw:end-shape="id16" draw:end-glue-point="4" svg:d="M12227 6729h501v2197h-3250v860">
          <text:p/>
        </draw:connector>
        <draw:circle draw:style-name="gr9" draw:text-style-name="P3" xml:id="id18" draw:id="id18" draw:layer="layout" svg:width="0.29cm" svg:height="0.29cm" svg:x="10.138cm" svg:y="16.046cm">
          <text:p/>
        </draw:circle>
        <draw:connector draw:style-name="gr3" draw:text-style-name="P1" draw:layer="layout" svg:x1="10.302cm" svg:y1="15.284cm" svg:x2="10.283cm" svg:y2="16.046cm" draw:start-shape="id17" draw:start-glue-point="6" draw:end-shape="id18" draw:end-glue-point="0" svg:d="M10302 15284v381h-19v381">
          <text:p/>
        </draw:connector>
        <draw:connector draw:style-name="gr3" draw:text-style-name="P1" draw:layer="layout" svg:x1="6.238cm" svg:y1="15.284cm" svg:x2="10.138cm" svg:y2="16.191cm" draw:start-shape="id15" draw:start-glue-point="6" draw:end-shape="id18" draw:end-glue-point="3" svg:d="M6238 15284v907h3900">
          <text:p/>
        </draw:connector>
        <draw:connector draw:style-name="gr3" draw:text-style-name="P1" draw:layer="layout" svg:x1="10.283cm" svg:y1="16.336cm" svg:x2="10.283cm" svg:y2="17.082cm" draw:start-shape="id18" draw:start-glue-point="2" draw:end-shape="id19" draw:end-glue-point="0" svg:d="M10283 16336v746">
          <text:p/>
        </draw:connector>
        <draw:frame draw:style-name="gr10" draw:text-style-name="P4" draw:layer="layout" svg:width="0.777cm" svg:height="0.64cm" svg:x="6.264cm" svg:y="6.097cm">
          <draw:text-box>
            <text:p><text:span text:style-name="T6">ja</text:span></text:p>
          </draw:text-box>
        </draw:frame>
        <draw:frame draw:style-name="gr11" draw:text-style-name="P4" draw:layer="layout" svg:width="1.162cm" svg:height="0.64cm" svg:x="12.38cm" svg:y="6.091cm">
          <draw:text-box>
            <text:p><text:span text:style-name="T6">nein</text:span></text:p>
          </draw:text-box>
        </draw:frame>
        <draw:custom-shape draw:style-name="gr4" draw:text-style-name="P2" xml:id="id17" draw:id="id17" draw:layer="layout" svg:width="2.75cm" svg:height="1.441cm" svg:x="8.927cm" svg:y="13.843cm">
          <text:p text:style-name="P1"><text:span text:style-name="T1">Demasakieres</text:span></text:p>
          <text:p text:style-name="P1"><text:span text:style-name="T1">Symbol </text:span><text:span text:style-name="T3">≡ Y</text:span><text:span text:style-name="T1">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4.491cm" svg:height="1.428cm" svg:x="3.992cm" svg:y="13.856cm">
          <text:p text:style-name="P1"><text:span text:style-name="T7">Demaskiertes Symbol </text:span><text:span text:style-name="T8">≡ </text:span></text:p>
          <text:p text:style-name="P1"><text:span text:style-name="T8">Y demaskiertes Symbol(Z)</text:span><text:span text:style-name="T1">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layer="layout" svg:width="0.502cm" svg:height="1.204cm" svg:x="6.906cm" svg:y="13.856cm">
          <draw:text-box>
            <text:p/>
          </draw:text-box>
        </draw:frame>
        <draw:custom-shape draw:style-name="gr8" draw:text-style-name="P2" xml:id="id16" draw:id="id16" draw:layer="layout" svg:width="5.001cm" svg:height="2.492cm" svg:x="6.977cm" svg:y="9.786cm">
          <text:p text:style-name="P1"><text:span text:style-name="T5">Ist</text:span></text:p>
          <text:p text:style-name="P1"><text:span text:style-name="T5">X = „/,“Y und</text:span></text:p>
          <text:p text:style-name="P1"><text:span text:style-name="T5">(Y = “,“ oder</text:span></text:p>
          <text:p text:style-name="P1"><text:span text:style-name="T5">Y = „{„ oder</text:span></text:p>
          <text:p text:style-name="P1"><text:span text:style-name="T5">Y =“}“ oder</text:span></text:p>
          <text:p text:style-name="P1"><text:span text:style-name="T5">Y = „/“) </text:span><text:span text:style-name="T1">?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2" xml:id="id20" draw:id="id20" draw:layer="layout" svg:width="2.75cm" svg:height="1.441cm" svg:x="11.921cm" svg:y="13.831cm">
          <text:p text:style-name="P1"><text:span text:style-name="T1">Demasakieres</text:span></text:p>
          <text:p text:style-name="P1"><text:span text:style-name="T1">Symbol </text:span><text:span text:style-name="T3">≡ X</text:span><text:span text:style-name="T1">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977cm" svg:y1="11.032cm" svg:x2="10.302cm" svg:y2="13.843cm" draw:start-shape="id16" draw:start-glue-point="5" draw:end-shape="id17" draw:end-glue-point="4" svg:d="M6977 11032h-502v2029h3827v782">
          <text:p/>
        </draw:connector>
        <draw:frame draw:style-name="gr10" draw:text-style-name="P4" draw:layer="layout" svg:width="0.777cm" svg:height="0.64cm" svg:x="6.182cm" svg:y="10.392cm">
          <draw:text-box>
            <text:p><text:span text:style-name="T6">ja</text:span></text:p>
          </draw:text-box>
        </draw:frame>
        <draw:connector draw:style-name="gr3" draw:text-style-name="P1" draw:layer="layout" svg:x1="11.978cm" svg:y1="11.032cm" svg:x2="13.296cm" svg:y2="13.831cm" draw:start-shape="id16" draw:start-glue-point="7" draw:end-shape="id20" draw:end-glue-point="4" svg:d="M11978 11032h1318v2799">
          <text:p/>
        </draw:connector>
        <draw:frame draw:style-name="gr11" draw:text-style-name="P4" draw:layer="layout" svg:width="1.162cm" svg:height="0.64cm" svg:x="11.906cm" svg:y="10.392cm">
          <draw:text-box>
            <text:p><text:span text:style-name="T6">nein</text:span></text:p>
          </draw:text-box>
        </draw:frame>
        <draw:connector draw:style-name="gr3" draw:text-style-name="P1" draw:layer="layout" svg:x1="13.296cm" svg:y1="15.272cm" svg:x2="10.428cm" svg:y2="16.191cm" draw:start-shape="id20" draw:start-glue-point="6" draw:end-shape="id18" draw:end-glue-point="1" svg:d="M13296 15272v919h-2868">
          <text:p/>
        </draw:connector>
      </draw:page>
      <draw:page draw:name="page3" draw:style-name="dp1" draw:master-page-name="Standard">
        <draw:connector draw:style-name="gr3" draw:text-style-name="P1" draw:layer="layout" svg:x1="9.592cm" svg:y1="3.109cm" svg:x2="9.592cm" svg:y2="3.919cm" draw:start-shape="id21" draw:start-glue-point="2" draw:end-shape="id22" draw:end-glue-point="4" svg:d="M9592 3109v810">
          <text:p/>
        </draw:connector>
        <draw:connector draw:style-name="gr3" draw:text-style-name="P1" draw:layer="layout" svg:x1="9.592cm" svg:y1="8.595cm" svg:x2="9.592cm" svg:y2="9.521cm" draw:start-shape="id23" draw:start-glue-point="2" draw:end-shape="id24" draw:end-glue-point="4" svg:d="M9592 8595v926">
          <text:p/>
        </draw:connector>
        <draw:connector draw:style-name="gr3" draw:text-style-name="P1" draw:layer="layout" svg:x1="9.737cm" svg:y1="5.581cm" svg:x2="11.419cm" svg:y2="6.498cm" draw:start-shape="id25" draw:start-glue-point="1" draw:end-shape="id26" draw:end-glue-point="4" svg:d="M9737 5581h1682v917">
          <text:p/>
        </draw:connector>
        <draw:connector draw:style-name="gr3" draw:text-style-name="P1" draw:layer="layout" svg:x1="5.167cm" svg:y1="7.478cm" svg:x2="7.648cm" svg:y2="8.45cm" draw:start-shape="id27" draw:start-glue-point="6" draw:end-shape="id28" draw:end-glue-point="3" svg:d="M5167 7478v972h2481">
          <text:p/>
        </draw:connector>
        <draw:connector draw:style-name="gr3" draw:text-style-name="P1" draw:layer="layout" svg:x1="9.592cm" svg:y1="4.628cm" svg:x2="9.592cm" svg:y2="5.436cm" draw:start-shape="id22" draw:start-glue-point="6" draw:end-shape="id25" draw:end-glue-point="0" svg:d="M9592 4628v808">
          <text:p/>
        </draw:connector>
        <draw:connector draw:style-name="gr3" draw:text-style-name="P1" draw:layer="layout" svg:x1="9.592cm" svg:y1="10.23cm" svg:x2="9.592cm" svg:y2="11.156cm" draw:start-shape="id24" draw:start-glue-point="6" draw:end-shape="id29" draw:end-glue-point="0" svg:d="M9592 10230v926">
          <text:p/>
        </draw:connector>
        <draw:connector draw:style-name="gr3" draw:text-style-name="P1" draw:layer="layout" svg:x1="7.938cm" svg:y1="8.45cm" svg:x2="9.447cm" svg:y2="8.45cm" draw:start-shape="id28" draw:start-glue-point="1" draw:end-shape="id23" draw:end-glue-point="3" svg:d="M7938 8450h1509">
          <text:p/>
        </draw:connector>
        <draw:custom-shape draw:style-name="gr4" draw:text-style-name="P2" xml:id="id26" draw:id="id26" draw:layer="layout" svg:width="2.363cm" svg:height="0.942cm" svg:x="10.237cm" svg:y="6.498cm">
          <text:p text:style-name="P1"><text:span text:style-name="T1">Bedingu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13" draw:text-style-name="P3" xml:id="id25" draw:id="id25" draw:layer="layout" svg:width="0.29cm" svg:height="0.29cm" svg:x="9.447cm" svg:y="5.436cm">
          <text:p/>
        </draw:circle>
        <draw:rect draw:style-name="gr1" draw:text-style-name="P2" xml:id="id21" draw:id="id21" draw:layer="layout" svg:width="2.689cm" svg:height="1.27cm" svg:x="8.248cm" svg:y="1.839cm" draw:corner-radius="0.64cm">
          <text:p text:style-name="P1"><text:span text:style-name="T1">Start explizite </text:span></text:p>
          <text:p text:style-name="P1"><text:span text:style-name="T1">Menge</text:span></text:p>
        </draw:rect>
        <draw:rect draw:style-name="gr1" draw:text-style-name="P2" xml:id="id29" draw:id="id29" draw:layer="layout" svg:width="2.689cm" svg:height="1.27cm" svg:x="8.248cm" svg:y="11.156cm" draw:corner-radius="0.64cm">
          <text:p text:style-name="P1"><text:span text:style-name="T1">Ende explizite </text:span></text:p>
          <text:p text:style-name="P1"><text:span text:style-name="T1">Menge</text:span></text:p>
        </draw:rect>
        <draw:custom-shape draw:style-name="gr4" draw:text-style-name="P2" xml:id="id22" draw:id="id22" draw:layer="layout" svg:width="0.756cm" svg:height="0.709cm" svg:x="9.214cm" svg:y="3.919cm">
          <text:p text:style-name="P1"><text:span text:style-name="T2">„</text:span><text:span text:style-name="T2">{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24" draw:id="id24" draw:layer="layout" svg:width="0.756cm" svg:height="0.709cm" svg:x="9.214cm" svg:y="9.521cm">
          <text:p text:style-name="P1"><text:span text:style-name="T2">„</text:span><text:span text:style-name="T2">}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14" draw:text-style-name="P3" xml:id="id23" draw:id="id23" draw:layer="layout" svg:width="0.29cm" svg:height="0.29cm" svg:x="9.447cm" svg:y="8.305cm">
          <text:p/>
        </draw:circle>
        <draw:connector draw:style-name="gr3" draw:text-style-name="P1" draw:layer="layout" svg:x1="9.447cm" svg:y1="5.581cm" svg:x2="7.938cm" svg:y2="5.581cm" draw:start-shape="id25" draw:start-glue-point="3" draw:end-shape="id30" draw:end-glue-point="1" svg:d="M9447 5581h-1509">
          <text:p/>
        </draw:connector>
        <draw:custom-shape draw:style-name="gr4" draw:text-style-name="P2" xml:id="id27" draw:id="id27" draw:layer="layout" svg:width="2.363cm" svg:height="0.942cm" svg:x="3.985cm" svg:y="6.536cm">
          <text:p text:style-name="P1"><text:span text:style-name="T1">Maskiertes</text:span></text:p>
          <text:p text:style-name="P1"><text:span text:style-name="T1">Symb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592cm" svg:y1="5.726cm" svg:x2="9.592cm" svg:y2="8.305cm" draw:start-shape="id25" draw:start-glue-point="2" draw:end-shape="id23" draw:end-glue-point="0" svg:d="M9592 5726v2579">
          <text:p/>
        </draw:connector>
        <draw:connector draw:style-name="gr3" draw:text-style-name="P1" draw:layer="layout" svg:x1="7.648cm" svg:y1="5.581cm" svg:x2="5.167cm" svg:y2="6.536cm" draw:start-shape="id30" draw:start-glue-point="3" draw:end-shape="id27" draw:end-glue-point="4" svg:d="M7648 5581h-2481v955">
          <text:p/>
        </draw:connector>
        <draw:connector draw:style-name="gr3" draw:text-style-name="P1" draw:layer="layout" svg:x1="11.419cm" svg:y1="7.44cm" svg:x2="9.737cm" svg:y2="8.45cm" draw:start-shape="id26" draw:start-glue-point="6" draw:end-shape="id23" draw:end-glue-point="1" svg:d="M11419 7440v1010h-1682">
          <text:p/>
        </draw:connector>
        <draw:custom-shape draw:style-name="gr4" draw:text-style-name="P2" draw:layer="layout" svg:width="2.363cm" svg:height="0.942cm" svg:x="6.606cm" svg:y="6.498cm">
          <text:p text:style-name="P1"><text:span text:style-name="T1">Trennzeich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15" draw:text-style-name="P3" xml:id="id28" draw:id="id28" draw:layer="layout" svg:width="0.29cm" svg:height="0.29cm" svg:x="7.648cm" svg:y="8.305cm">
          <text:p/>
        </draw:circle>
        <draw:circle draw:style-name="gr16" draw:text-style-name="P3" xml:id="id30" draw:id="id30" draw:layer="layout" svg:width="0.29cm" svg:height="0.29cm" svg:x="7.648cm" svg:y="5.436cm">
          <text:p/>
        </draw:circle>
        <draw:connector draw:style-name="gr3" draw:text-style-name="P1" draw:layer="layout" svg:x1="7.791cm" svg:y1="6.498cm" svg:x2="7.793cm" svg:y2="5.726cm" draw:end-shape="id30" draw:end-glue-point="2" svg:d="M7791 6498v-135h2v-637">
          <text:p/>
        </draw:connector>
        <draw:connector draw:style-name="gr3" draw:text-style-name="P1" draw:layer="layout" svg:x1="7.793cm" svg:y1="8.305cm" svg:x2="7.791cm" svg:y2="7.44cm" draw:start-shape="id28" draw:start-glue-point="0" svg:d="M7793 8305v-683h-2v-182">
          <text:p/>
        </draw:connector>
      </draw:page>
      <draw:page draw:name="page4" draw:style-name="dp1" draw:master-page-name="Standard">
        <draw:g>
          <draw:custom-shape draw:style-name="gr4" draw:text-style-name="P2" xml:id="id35" draw:id="id35" draw:layer="layout" svg:width="0.653cm" svg:height="0.653cm" svg:x="6.966cm" svg:y="6.436cm">
            <text:p text:style-name="P1"><text:span text:style-name="T1">„</text:span><text:span text:style-name="T1">,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33" draw:id="id33" draw:layer="layout" svg:width="0.653cm" svg:height="0.653cm" svg:x="8.722cm" svg:y="6.436cm">
            <text:p text:style-name="P1"><text:span text:style-name="T1">„</text:span><text:span text:style-name="T1">;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ircle draw:style-name="gr17" draw:text-style-name="P3" xml:id="id34" draw:id="id34" draw:layer="layout" svg:width="0.29cm" svg:height="0.29cm" svg:x="8.035cm" svg:y="7.602cm">
            <text:p/>
          </draw:circle>
          <draw:connector draw:style-name="gr3" draw:text-style-name="P5" draw:layer="layout" svg:x1="8.17cm" svg:y1="4.817cm" svg:x2="8.17cm" svg:y2="5.531cm" draw:start-shape="id31" draw:start-glue-point="2" draw:end-shape="id32" draw:end-glue-point="0" svg:d="M8170 4817v714">
            <text:p/>
          </draw:connector>
          <draw:connector draw:style-name="gr3" draw:text-style-name="P5" draw:layer="layout" svg:x1="9.049cm" svg:y1="7.089cm" svg:x2="8.325cm" svg:y2="7.747cm" draw:start-shape="id33" draw:start-glue-point="6" draw:end-shape="id34" draw:end-glue-point="1" svg:d="M9049 7089v658h-724">
            <text:p/>
          </draw:connector>
          <draw:connector draw:style-name="gr3" draw:text-style-name="P5" draw:layer="layout" svg:x1="8.315cm" svg:y1="5.676cm" svg:x2="9.049cm" svg:y2="6.436cm" draw:start-shape="id32" draw:start-glue-point="1" draw:end-shape="id33" draw:end-glue-point="4" svg:d="M8315 5676h734v760">
            <text:p/>
          </draw:connector>
          <draw:connector draw:style-name="gr3" draw:text-style-name="P5" draw:layer="layout" svg:x1="8.025cm" svg:y1="5.676cm" svg:x2="7.293cm" svg:y2="6.436cm" draw:start-shape="id32" draw:start-glue-point="3" draw:end-shape="id35" draw:end-glue-point="4" svg:d="M8025 5676h-732v760">
            <text:p/>
          </draw:connector>
          <draw:connector draw:style-name="gr3" draw:text-style-name="P5" draw:layer="layout" svg:x1="7.293cm" svg:y1="7.089cm" svg:x2="8.035cm" svg:y2="7.747cm" draw:start-shape="id35" draw:start-glue-point="6" draw:end-shape="id34" draw:end-glue-point="3" svg:d="M7293 7089v658h742">
            <text:p/>
          </draw:connector>
          <draw:rect draw:style-name="gr1" draw:text-style-name="P2" xml:id="id31" draw:id="id31" draw:layer="layout" svg:width="2.689cm" svg:height="1.27cm" svg:x="6.826cm" svg:y="3.547cm" draw:corner-radius="0.64cm">
            <text:p text:style-name="P1"><text:span text:style-name="T1">Start</text:span></text:p>
            <text:p text:style-name="P1"><text:span text:style-name="T1">Trennzeichen</text:span></text:p>
          </draw:rect>
          <draw:rect draw:style-name="gr1" draw:text-style-name="P2" xml:id="id36" draw:id="id36" draw:layer="layout" svg:width="2.689cm" svg:height="1.27cm" svg:x="6.826cm" svg:y="8.605cm" draw:corner-radius="0.64cm">
            <text:p text:style-name="P1"><text:span text:style-name="T1">Ende</text:span></text:p>
            <text:p text:style-name="P1"><text:span text:style-name="T1">Trennzeichen</text:span></text:p>
          </draw:rect>
          <draw:circle draw:style-name="gr18" draw:text-style-name="P3" xml:id="id32" draw:id="id32" draw:layer="layout" svg:width="0.29cm" svg:height="0.29cm" svg:x="8.025cm" svg:y="5.531cm">
            <text:p/>
          </draw:circle>
          <draw:connector draw:style-name="gr3" draw:text-style-name="P5" draw:layer="layout" svg:x1="8.18cm" svg:y1="7.892cm" svg:x2="8.17cm" svg:y2="8.605cm" draw:end-shape="id36" draw:end-glue-point="0" svg:d="M8180 7892v106h-10v607">
            <text:p/>
          </draw:connector>
        </draw:g>
      </draw:page>
      <draw:page draw:name="page5" draw:style-name="dp1" draw:master-page-name="Standard">
        <draw:connector draw:style-name="gr3" draw:text-style-name="P5" draw:layer="layout" svg:x1="3.04cm" svg:y1="4.131cm" svg:x2="3.039cm" svg:y2="4.768cm" draw:start-shape="id37" draw:start-glue-point="6" draw:end-shape="id38" draw:end-glue-point="0" svg:d="M3040 4131v319h-1v318">
          <text:p/>
        </draw:connector>
        <draw:connector draw:style-name="gr3" draw:text-style-name="P5" draw:layer="layout" svg:x1="3.184cm" svg:y1="4.913cm" svg:x2="5.04cm" svg:y2="5.697cm" draw:start-shape="id38" draw:start-glue-point="1" draw:end-shape="id39" draw:end-glue-point="4" svg:d="M3184 4913h1856v784">
          <text:p/>
        </draw:connector>
        <draw:connector draw:style-name="gr3" draw:text-style-name="P5" draw:layer="layout" svg:x1="3.039cm" svg:y1="2.839cm" svg:x2="3.04cm" svg:y2="3.478cm" draw:start-shape="id40" draw:start-glue-point="2" draw:end-shape="id37" draw:end-glue-point="4" svg:d="M3039 2839v319h1v320">
          <text:p/>
        </draw:connector>
        <draw:connector draw:style-name="gr3" draw:text-style-name="P5" draw:layer="layout" svg:x1="3.039cm" svg:y1="5.058cm" svg:x2="3.039cm" svg:y2="8.034cm" draw:start-shape="id38" draw:start-glue-point="2" draw:end-shape="id41" draw:end-glue-point="0" svg:d="M3039 5058v2976">
          <text:p/>
        </draw:connector>
        <draw:rect draw:style-name="gr1" draw:text-style-name="P2" xml:id="id40" draw:id="id40" draw:layer="layout" svg:width="2.689cm" svg:height="1.27cm" svg:x="1.695cm" svg:y="1.569cm" draw:corner-radius="0.64cm">
          <text:p text:style-name="P1"><text:span text:style-name="T1">Start</text:span></text:p>
          <text:p text:style-name="P1"><text:span text:style-name="T1">Bedingung</text:span></text:p>
        </draw:rect>
        <draw:rect draw:style-name="gr1" draw:text-style-name="P2" xml:id="id43" draw:id="id43" draw:layer="layout" svg:width="2.689cm" svg:height="1.27cm" svg:x="1.695cm" svg:y="11.663cm" draw:corner-radius="0.64cm">
          <text:p text:style-name="P1"><text:span text:style-name="T1">Ende</text:span></text:p>
          <text:p text:style-name="P1"><text:span text:style-name="T1">Bedingung</text:span></text:p>
        </draw:rect>
        <draw:circle draw:style-name="gr19" draw:text-style-name="P3" xml:id="id38" draw:id="id38" draw:layer="layout" svg:width="0.29cm" svg:height="0.29cm" svg:x="2.894cm" svg:y="4.768cm">
          <text:p/>
        </draw:circle>
        <draw:connector draw:style-name="gr3" draw:text-style-name="P5" draw:layer="layout" svg:x1="3.039cm" svg:y1="11.025cm" svg:x2="3.039cm" svg:y2="11.663cm" draw:start-shape="id42" draw:start-glue-point="6" draw:end-shape="id43" draw:end-glue-point="0" svg:d="M3039 11025v638">
          <text:p/>
        </draw:connector>
        <draw:connector draw:style-name="gr3" draw:text-style-name="P5" draw:layer="layout" svg:x1="5.04cm" svg:y1="6.35cm" svg:x2="5.04cm" svg:y2="6.989cm" draw:start-shape="id39" draw:start-glue-point="6" draw:end-shape="id44" draw:end-glue-point="4" svg:d="M5040 6350v639">
          <text:p/>
        </draw:connector>
        <draw:custom-shape draw:style-name="gr4" draw:text-style-name="P2" xml:id="id37" draw:id="id37" draw:layer="layout" svg:width="1.363cm" svg:height="0.653cm" svg:x="2.358cm" svg:y="3.478cm">
          <text:p text:style-name="P1"><text:span text:style-name="T1">Symb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39" draw:id="id39" draw:layer="layout" svg:width="0.653cm" svg:height="0.653cm" svg:x="4.713cm" svg:y="5.697cm">
          <text:p text:style-name="P1"><text:span text:style-name="T1">„</text:span><text:span text:style-name="T9">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44" draw:id="id44" draw:layer="layout" svg:width="1.415cm" svg:height="0.653cm" svg:x="4.332cm" svg:y="6.989cm">
          <text:p text:style-name="P1"><text:span text:style-name="T1">Symb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45" draw:id="id45" draw:layer="layout" svg:width="0.653cm" svg:height="0.653cm" svg:x="2.713cm" svg:y="9.081cm">
          <text:p text:style-name="P1"><text:span text:style-name="T1">„</text:span><text:span text:style-name="T10">|</text:span><text:span text:style-name="T1">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ircle draw:style-name="gr20" draw:text-style-name="P3" xml:id="id41" draw:id="id41" draw:layer="layout" svg:width="0.29cm" svg:height="0.29cm" svg:x="2.894cm" svg:y="8.034cm">
          <text:p/>
        </draw:circle>
        <draw:connector draw:style-name="gr3" draw:text-style-name="P5" draw:layer="layout" svg:x1="5.04cm" svg:y1="7.642cm" svg:x2="3.184cm" svg:y2="8.179cm" draw:start-shape="id44" draw:start-glue-point="6" draw:end-shape="id41" draw:end-glue-point="1" svg:d="M5040 7642v537h-1856">
          <text:p/>
        </draw:connector>
        <draw:connector draw:style-name="gr3" draw:text-style-name="P5" draw:layer="layout" svg:x1="3.039cm" svg:y1="8.324cm" svg:x2="3.04cm" svg:y2="9.081cm" draw:start-shape="id41" draw:start-glue-point="2" draw:end-shape="id45" draw:end-glue-point="4" svg:d="M3039 8324v378h1v379">
          <text:p/>
        </draw:connector>
        <draw:connector draw:style-name="gr3" draw:text-style-name="P5" draw:layer="layout" svg:x1="3.04cm" svg:y1="9.734cm" svg:x2="3.039cm" svg:y2="10.372cm" draw:start-shape="id45" draw:start-glue-point="6" draw:end-shape="id42" draw:end-glue-point="4" svg:d="M3040 9734v319h-1v319">
          <text:p/>
        </draw:connector>
        <draw:custom-shape draw:style-name="gr4" draw:text-style-name="P2" xml:id="id42" draw:id="id42" draw:layer="layout" svg:width="1.252cm" svg:height="0.653cm" svg:x="2.413cm" svg:y="10.372cm">
          <text:p text:style-name="P1"><text:span text:style-name="T1">Symb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Standard">
        <draw:g>
          <draw:connector draw:style-name="gr3" draw:text-style-name="P5" draw:layer="layout" svg:x1="5.762cm" svg:y1="2.769cm" svg:x2="5.762cm" svg:y2="3.585cm" draw:start-shape="id46" draw:start-glue-point="2" draw:end-shape="id47" draw:end-glue-point="0" svg:d="M5762 2769v816">
            <text:p/>
          </draw:connector>
          <draw:connector draw:style-name="gr3" draw:text-style-name="P5" draw:layer="layout" svg:x1="5.907cm" svg:y1="3.73cm" svg:x2="7.696cm" svg:y2="4.688cm" draw:start-shape="id47" draw:start-glue-point="1" draw:end-shape="id48" draw:end-glue-point="4" svg:d="M5907 3730h1789v958">
            <text:p/>
          </draw:connector>
          <draw:connector draw:style-name="gr3" draw:text-style-name="P5" draw:layer="layout" svg:x1="5.762cm" svg:y1="3.875cm" svg:x2="5.762cm" svg:y2="4.691cm" draw:start-shape="id47" draw:start-glue-point="2" draw:end-shape="id49" draw:end-glue-point="4" svg:d="M5762 3875v816">
            <text:p/>
          </draw:connector>
          <draw:rect draw:style-name="gr1" draw:text-style-name="P2" xml:id="id46" draw:id="id46" draw:layer="layout" svg:width="2.689cm" svg:height="1.27cm" svg:x="4.418cm" svg:y="1.499cm" draw:corner-radius="0.64cm">
            <text:p text:style-name="P1"><text:span text:style-name="T1">Start</text:span></text:p>
            <text:p text:style-name="P1"><text:span text:style-name="T1">Bedingung</text:span></text:p>
          </draw:rect>
          <draw:rect draw:style-name="gr1" draw:text-style-name="P2" xml:id="id56" draw:id="id56" draw:layer="layout" svg:width="2.689cm" svg:height="1.27cm" svg:x="4.418cm" svg:y="10.193cm" draw:corner-radius="0.64cm">
            <text:p text:style-name="P1"><text:span text:style-name="T1">Ende</text:span></text:p>
            <text:p text:style-name="P1"><text:span text:style-name="T1">Bedingung</text:span></text:p>
          </draw:rect>
          <draw:circle draw:style-name="gr21" draw:text-style-name="P3" xml:id="id47" draw:id="id47" draw:layer="layout" svg:width="0.29cm" svg:height="0.29cm" svg:x="5.617cm" svg:y="3.585cm">
            <text:p/>
          </draw:circle>
          <draw:custom-shape draw:style-name="gr4" draw:text-style-name="P2" xml:id="id49" draw:id="id49" draw:layer="layout" svg:width="1.58cm" svg:height="0.65cm" svg:x="4.972cm" svg:y="4.691cm">
            <text:p text:style-name="P1"><text:span text:style-name="T1">Symbo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50" draw:id="id50" draw:layer="layout" svg:width="1.58cm" svg:height="0.65cm" svg:x="6.905cm" svg:y="6.157cm">
            <text:p text:style-name="P1"><text:span text:style-name="T1">Opera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55" draw:id="id55" draw:layer="layout" svg:width="1.58cm" svg:height="0.65cm" svg:x="2.944cm" svg:y="6.157cm">
            <text:p text:style-name="P1"><text:span text:style-name="T1">Symbol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48" draw:id="id48" draw:layer="layout" svg:width="0.653cm" svg:height="0.653cm" svg:x="7.369cm" svg:y="4.688cm">
            <text:p text:style-name="P1"><text:span text:style-name="T1">„</text:span><text:span text:style-name="T1">(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5" draw:layer="layout" svg:x1="7.696cm" svg:y1="5.341cm" svg:x2="7.695cm" svg:y2="6.157cm" draw:start-shape="id48" draw:start-glue-point="6" draw:end-shape="id50" draw:end-glue-point="4" svg:d="M7696 5341v408h-1v408">
            <text:p/>
          </draw:connector>
          <draw:custom-shape draw:style-name="gr4" draw:text-style-name="P2" xml:id="id51" draw:id="id51" draw:layer="layout" svg:width="1.58cm" svg:height="0.65cm" svg:x="4.972cm" svg:y="6.157cm">
            <text:p text:style-name="P1"><text:span text:style-name="T1">Operato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52" draw:id="id52" draw:layer="layout" svg:width="1.58cm" svg:height="0.65cm" svg:x="4.972cm" svg:y="7.623cm">
            <text:p text:style-name="P1"><text:span text:style-name="T1">Operati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xml:id="id53" draw:id="id53" draw:layer="layout" svg:width="0.653cm" svg:height="0.653cm" svg:x="7.369cm" svg:y="7.62cm">
            <text:p text:style-name="P1"><text:span text:style-name="T1">„</text:span><text:span text:style-name="T1">)“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5" draw:layer="layout" svg:x1="5.762cm" svg:y1="5.341cm" svg:x2="5.762cm" svg:y2="6.157cm" draw:start-shape="id49" draw:start-glue-point="6" draw:end-shape="id51" draw:end-glue-point="4" svg:d="M5762 5341v816">
            <text:p/>
          </draw:connector>
          <draw:connector draw:style-name="gr3" draw:text-style-name="P5" draw:layer="layout" svg:x1="5.762cm" svg:y1="6.807cm" svg:x2="5.762cm" svg:y2="7.623cm" draw:start-shape="id51" draw:start-glue-point="6" draw:end-shape="id52" draw:end-glue-point="4" svg:d="M5762 6807v816">
            <text:p/>
          </draw:connector>
          <draw:connector draw:style-name="gr3" draw:text-style-name="P5" draw:layer="layout" svg:x1="7.695cm" svg:y1="6.807cm" svg:x2="7.696cm" svg:y2="7.62cm" draw:start-shape="id50" draw:start-glue-point="6" draw:end-shape="id53" draw:end-glue-point="4" svg:d="M7695 6807v407h1v406">
            <text:p/>
          </draw:connector>
          <draw:circle draw:style-name="gr22" draw:text-style-name="P3" xml:id="id54" draw:id="id54" draw:layer="layout" svg:width="0.29cm" svg:height="0.29cm" svg:x="5.617cm" svg:y="9.089cm">
            <text:p/>
          </draw:circle>
          <draw:connector draw:style-name="gr3" draw:text-style-name="P5" draw:layer="layout" svg:x1="5.762cm" svg:y1="8.273cm" svg:x2="5.762cm" svg:y2="9.089cm" draw:start-shape="id52" draw:start-glue-point="6" draw:end-shape="id54" draw:end-glue-point="0" svg:d="M5762 8273v816">
            <text:p/>
          </draw:connector>
          <draw:connector draw:style-name="gr3" draw:text-style-name="P5" draw:layer="layout" svg:x1="7.696cm" svg:y1="8.273cm" svg:x2="5.907cm" svg:y2="9.234cm" draw:start-shape="id53" draw:start-glue-point="6" draw:end-shape="id54" draw:end-glue-point="1" svg:d="M7696 8273v961h-1789">
            <text:p/>
          </draw:connector>
          <draw:connector draw:style-name="gr3" draw:text-style-name="P5" draw:layer="layout" svg:x1="5.617cm" svg:y1="3.73cm" svg:x2="3.734cm" svg:y2="6.157cm" draw:start-shape="id47" draw:start-glue-point="3" draw:end-shape="id55" draw:end-glue-point="4" svg:d="M5617 3730h-1883v2427">
            <text:p/>
          </draw:connector>
          <draw:connector draw:style-name="gr3" draw:text-style-name="P5" draw:layer="layout" svg:x1="3.734cm" svg:y1="6.807cm" svg:x2="5.617cm" svg:y2="9.234cm" draw:start-shape="id55" draw:start-glue-point="6" draw:end-shape="id54" draw:end-glue-point="3" svg:d="M3734 6807v2427h1883">
            <text:p/>
          </draw:connector>
          <draw:connector draw:style-name="gr3" draw:text-style-name="P5" draw:layer="layout" svg:x1="5.762cm" svg:y1="9.379cm" svg:x2="5.762cm" svg:y2="10.193cm" draw:start-shape="id54" draw:start-glue-point="2" draw:end-shape="id56" draw:end-glue-point="0" svg:d="M5762 9379v814">
            <text:p/>
          </draw:connector>
        </draw:g>
      </draw:page>
      <draw:page draw:name="page7" draw:style-name="dp1" draw:master-page-name="Standard">
        <draw:g>
          <draw:connector draw:style-name="gr3" draw:text-style-name="P5" draw:layer="layout" svg:x1="4.645cm" svg:y1="3.767cm" svg:x2="4.645cm" svg:y2="4.565cm" draw:start-shape="id57" draw:start-glue-point="2" draw:end-shape="id58" draw:end-glue-point="0" svg:d="M4645 3767v798">
            <text:p/>
          </draw:connector>
          <draw:connector draw:style-name="gr3" draw:text-style-name="P5" draw:layer="layout" svg:x1="4.79cm" svg:y1="4.71cm" svg:x2="5.567cm" svg:y2="5.654cm" draw:start-shape="id58" draw:start-glue-point="1" draw:end-shape="id59" draw:end-glue-point="4" svg:d="M4790 4710h777v944">
            <text:p/>
          </draw:connector>
          <draw:connector draw:style-name="gr3" draw:text-style-name="P5" draw:layer="layout" svg:x1="4.5cm" svg:y1="4.71cm" svg:x2="3.723cm" svg:y2="5.654cm" draw:start-shape="id58" draw:start-glue-point="3" draw:end-shape="id60" draw:end-glue-point="4" svg:d="M4500 4710h-777v944">
            <text:p/>
          </draw:connector>
          <draw:connector draw:style-name="gr3" draw:text-style-name="P5" draw:layer="layout" svg:x1="3.723cm" svg:y1="6.304cm" svg:x2="4.5cm" svg:y2="7.249cm" draw:start-shape="id60" draw:start-glue-point="6" draw:end-shape="id61" draw:end-glue-point="3" svg:d="M3723 6304v945h777">
            <text:p/>
          </draw:connector>
          <draw:connector draw:style-name="gr3" draw:text-style-name="P5" draw:layer="layout" svg:x1="5.567cm" svg:y1="6.307cm" svg:x2="4.79cm" svg:y2="7.249cm" draw:start-shape="id59" draw:start-glue-point="6" draw:end-shape="id61" draw:end-glue-point="1" svg:d="M5567 6307v942h-777">
            <text:p/>
          </draw:connector>
          <draw:connector draw:style-name="gr3" draw:text-style-name="P5" draw:layer="layout" svg:x1="4.645cm" svg:y1="7.394cm" svg:x2="4.645cm" svg:y2="8.191cm" draw:start-shape="id61" draw:start-glue-point="2" draw:end-shape="id62" draw:end-glue-point="0" svg:d="M4645 7394v797">
            <text:p/>
          </draw:connector>
          <draw:rect draw:style-name="gr1" draw:text-style-name="P2" xml:id="id57" draw:id="id57" draw:layer="layout" svg:width="2.689cm" svg:height="1.27cm" svg:x="3.301cm" svg:y="2.497cm" draw:corner-radius="0.64cm">
            <text:p text:style-name="P1"><text:span text:style-name="T1">Start</text:span></text:p>
            <text:p text:style-name="P1"><text:span text:style-name="T1">Operator</text:span></text:p>
          </draw:rect>
          <draw:rect draw:style-name="gr1" draw:text-style-name="P2" xml:id="id62" draw:id="id62" draw:layer="layout" svg:width="2.689cm" svg:height="1.27cm" svg:x="3.301cm" svg:y="8.191cm" draw:corner-radius="0.64cm">
            <text:p text:style-name="P1"><text:span text:style-name="T1">Ende</text:span></text:p>
            <text:p text:style-name="P1"><text:span text:style-name="T1">Bedingung</text:span></text:p>
          </draw:rect>
          <draw:circle draw:style-name="gr23" draw:text-style-name="P3" xml:id="id58" draw:id="id58" draw:layer="layout" svg:width="0.29cm" svg:height="0.29cm" svg:x="4.5cm" svg:y="4.565cm">
            <text:p/>
          </draw:circle>
          <draw:circle draw:style-name="gr24" draw:text-style-name="P3" xml:id="id61" draw:id="id61" draw:layer="layout" svg:width="0.29cm" svg:height="0.29cm" svg:x="4.5cm" svg:y="7.104cm">
            <text:p/>
          </draw:circle>
          <draw:g>
            <draw:custom-shape draw:style-name="gr4" draw:text-style-name="P2" xml:id="id59" draw:id="id59" draw:layer="layout" svg:width="0.653cm" svg:height="0.653cm" svg:x="5.24cm" svg:y="5.654cm">
              <text:p text:style-name="P1"><text:span text:style-name="T11">„</text:span><text:span text:style-name="T11">\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2" xml:id="id63" draw:id="id63" draw:layer="layout" svg:width="0.65cm" svg:height="0.65cm" svg:x="4.32cm" svg:y="5.654cm">
              <text:p text:style-name="P1"><text:span text:style-name="T10">„</text:span><text:span text:style-name="T9"></text:span><text:span text:style-name="T10">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2" xml:id="id60" draw:id="id60" draw:layer="layout" svg:width="0.65cm" svg:height="0.65cm" svg:x="3.398cm" svg:y="5.654cm">
              <text:p text:style-name="P1"><text:span text:style-name="T10">„</text:span><text:span text:style-name="T9"></text:span><text:span text:style-name="T10">“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  <draw:connector draw:style-name="gr3" draw:text-style-name="P5" draw:layer="layout" svg:x1="4.645cm" svg:y1="4.855cm" svg:x2="4.645cm" svg:y2="5.654cm" draw:start-shape="id58" draw:start-glue-point="2" draw:end-shape="id63" draw:end-glue-point="4" svg:d="M4645 4855v799">
            <text:p/>
          </draw:connector>
          <draw:connector draw:style-name="gr3" draw:text-style-name="P5" draw:layer="layout" svg:x1="4.645cm" svg:y1="6.304cm" svg:x2="4.645cm" svg:y2="7.104cm" draw:start-shape="id63" draw:start-glue-point="6" draw:end-shape="id61" draw:end-glue-point="0" svg:d="M4645 6304v8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Demarmels</meta:initial-creator>
    <meta:creation-date>2012-01-28T17:15:01.57</meta:creation-date>
    <dc:date>2020-06-20T10:07:37.22</dc:date>
    <meta:editing-duration>P6DT2H54M57S</meta:editing-duration>
    <meta:editing-cycles>77</meta:editing-cycles>
    <meta:generator>OpenOffice/4.1.7$Win32 OpenOffice.org_project/417m1$Build-9800</meta:generator>
    <dc:creator>Markus Demarmels</dc:creator>
    <meta:document-statistic meta:object-count="143"/>
  </office:meta>
</office:document-meta>
</file>